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urrrent</text:p>
          </table:table-cell>
          <table:table-cell office:value-type="string" calcext:value-type="string">
            <text:p>Theta_msr</text:p>
          </table:table-cell>
          <table:table-cell office:value-type="string" calcext:value-type="string">
            <text:p>Theta_vswr</text:p>
          </table:table-cell>
          <table:table-cell office:value-type="string" calcext:value-type="string">
            <text:p>Theta_Tot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ta_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-5" calcext:value-type="float">
            <text:p>-5</text:p>
          </table:table-cell>
          <table:table-cell table:formula="of:=[.B2]+[.C2]/20" office:value-type="float" office:value="322.75" calcext:value-type="float">
            <text:p>322.75</text:p>
          </table:table-cell>
          <table:table-cell table:formula="of:=PI()*2508*[.A2]" office:value-type="float" office:value="0" calcext:value-type="float">
            <text:p>0</text:p>
          </table:table-cell>
          <table:table-cell table:formula="of:=[.D2]-[.D2]" office:value-type="float" office:value="0" calcext:value-type="float">
            <text:p>0</text:p>
          </table:table-cell>
          <table:table-cell table:formula="of:=[.F2]*60" office:value-type="float" office:value="0" calcext:value-type="float">
            <text:p>0</text:p>
          </table:table-cell>
          <table:table-cell table:formula="of:=[.G2]/(15*[.E2])" office:value-type="string" office:string-value="" calcext:value-type="error">
            <text:p>#DIV/0!</text:p>
          </table:table-cell>
          <table:table-cell table:formula="of:=12.57*10^(-9)*2508*[.A2]" office:value-type="float" office:value="0" calcext:value-type="float">
            <text:p>0</text:p>
          </table:table-cell>
          <table:table-cell table:formula="of:==[.G2]/(15*[.I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[.B3]+[.C3]/20" office:value-type="float" office:value="323" calcext:value-type="float">
            <text:p>323</text:p>
          </table:table-cell>
          <table:table-cell table:formula="of:=ROUND(PI()*167.2*[.A3];2)" office:value-type="float" office:value="210.11" calcext:value-type="float">
            <text:p>210.11</text:p>
          </table:table-cell>
          <table:table-cell table:formula="of:=[.D3]-[.D2]" office:value-type="float" office:value="0.25" calcext:value-type="float">
            <text:p>0.25</text:p>
          </table:table-cell>
          <table:table-cell table:formula="of:=[.F3]*60" office:value-type="float" office:value="15" calcext:value-type="float">
            <text:p>15</text:p>
          </table:table-cell>
          <table:table-cell table:formula="of:=[.G3]/(15*[.E3])" office:value-type="float" office:value="0.00475941173670934" calcext:value-type="float">
            <text:p>0.00475941173670934</text:p>
          </table:table-cell>
          <table:table-cell table:formula="of:=12.57*10^(-9)*2508*[.A3]" office:value-type="float" office:value="0.000012610224" calcext:value-type="float">
            <text:p>0.000012610224</text:p>
          </table:table-cell>
          <table:table-cell table:formula="of:=[.G3]/(15*[.I3])" office:value-type="float" office:value="79300.7324850058" calcext:value-type="float">
            <text:p>79300.73248500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table:formula="of:=[.B4]+[.C4]/20" office:value-type="float" office:value="321.45" calcext:value-type="float">
            <text:p>321.45</text:p>
          </table:table-cell>
          <table:table-cell table:formula="of:=ROUND(PI()*167.2*[.A4];2)" office:value-type="float" office:value="420.22" calcext:value-type="float">
            <text:p>420.22</text:p>
          </table:table-cell>
          <table:table-cell table:formula="of:=[.D4]-[.D2]" office:value-type="float" office:value="-1.30000000000001" calcext:value-type="float">
            <text:p>-1.30000000000001</text:p>
          </table:table-cell>
          <table:table-cell table:formula="of:=[.F4]*60" office:value-type="float" office:value="-78.0000000000007" calcext:value-type="float">
            <text:p>-78.0000000000007</text:p>
          </table:table-cell>
          <table:table-cell table:formula="of:=[.G4]/(15*[.E4])" office:value-type="float" office:value="-0.0123744705154444" calcext:value-type="float">
            <text:p>-0.0123744705154444</text:p>
          </table:table-cell>
          <table:table-cell table:formula="of:=12.57*10^(-9)*2508*[.A4]" office:value-type="float" office:value="0.000025220448" calcext:value-type="float">
            <text:p>0.000025220448</text:p>
          </table:table-cell>
          <table:table-cell table:formula="of:=[.G4]/(15*[.I4])" office:value-type="float" office:value="-206181.904461017" calcext:value-type="float">
            <text:p>-206181.90446101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table:formula="of:=[.B5]+[.C5]/20" office:value-type="float" office:value="320.45" calcext:value-type="float">
            <text:p>320.45</text:p>
          </table:table-cell>
          <table:table-cell table:formula="of:=ROUND(PI()*167.2*[.A5];2)" office:value-type="float" office:value="630.33" calcext:value-type="float">
            <text:p>630.33</text:p>
          </table:table-cell>
          <table:table-cell table:formula="of:=[.D5]-[.D2]" office:value-type="float" office:value="-2.30000000000001" calcext:value-type="float">
            <text:p>-2.30000000000001</text:p>
          </table:table-cell>
          <table:table-cell table:formula="of:=[.F5]*60" office:value-type="float" office:value="-138.000000000001" calcext:value-type="float">
            <text:p>-138.000000000001</text:p>
          </table:table-cell>
          <table:table-cell table:formula="of:=[.G5]/(15*[.E5])" office:value-type="float" office:value="-0.0145955293259087" calcext:value-type="float">
            <text:p>-0.0145955293259087</text:p>
          </table:table-cell>
          <table:table-cell table:formula="of:=12.57*10^(-9)*2508*[.A5]" office:value-type="float" office:value="0.000037830672" calcext:value-type="float">
            <text:p>0.000037830672</text:p>
          </table:table-cell>
          <table:table-cell table:formula="of:=[.G5]/(15*[.I5])" office:value-type="float" office:value="-243188.912954019" calcext:value-type="float">
            <text:p>-243188.91295401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formula="of:=[.B6]+[.C6]/20" office:value-type="float" office:value="320.3" calcext:value-type="float">
            <text:p>320.3</text:p>
          </table:table-cell>
          <table:table-cell table:formula="of:=ROUND(PI()*167.2*[.A6];2)" office:value-type="float" office:value="840.44" calcext:value-type="float">
            <text:p>840.44</text:p>
          </table:table-cell>
          <table:table-cell table:formula="of:=[.D6]-[.D2]" office:value-type="float" office:value="-2.44999999999999" calcext:value-type="float">
            <text:p>-2.44999999999999</text:p>
          </table:table-cell>
          <table:table-cell table:formula="of:=[.F6]*60" office:value-type="float" office:value="-146.999999999999" calcext:value-type="float">
            <text:p>-146.999999999999</text:p>
          </table:table-cell>
          <table:table-cell table:formula="of:=[.G6]/(15*[.E6])" office:value-type="float" office:value="-0.0116605587549378" calcext:value-type="float">
            <text:p>-0.0116605587549378</text:p>
          </table:table-cell>
          <table:table-cell table:formula="of:=12.57*10^(-9)*2508*[.A6]" office:value-type="float" office:value="0.000050440896" calcext:value-type="float">
            <text:p>0.000050440896</text:p>
          </table:table-cell>
          <table:table-cell table:formula="of:=[.G6]/(15*[.I6])" office:value-type="float" office:value="-194286.794588263" calcext:value-type="float">
            <text:p>-194286.794588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B7]+[.C7]/20" office:value-type="float" office:value="320.1" calcext:value-type="float">
            <text:p>320.1</text:p>
          </table:table-cell>
          <table:table-cell table:formula="of:=ROUND(PI()*167.2*[.A7];2)" office:value-type="float" office:value="1050.55" calcext:value-type="float">
            <text:p>1050.55</text:p>
          </table:table-cell>
          <table:table-cell table:formula="of:=[.D7]-[.D2]" office:value-type="float" office:value="-2.64999999999998" calcext:value-type="float">
            <text:p>-2.64999999999998</text:p>
          </table:table-cell>
          <table:table-cell table:formula="of:=[.F7]*60" office:value-type="float" office:value="-158.999999999999" calcext:value-type="float">
            <text:p>-158.999999999999</text:p>
          </table:table-cell>
          <table:table-cell table:formula="of:=[.G7]/(15*[.E7])" office:value-type="float" office:value="-0.0100899528818237" calcext:value-type="float">
            <text:p>-0.0100899528818237</text:p>
          </table:table-cell>
          <table:table-cell table:formula="of:=12.57*10^(-9)*2508*[.A7]" office:value-type="float" office:value="0.00006305112" calcext:value-type="float">
            <text:p>0.00006305112</text:p>
          </table:table-cell>
          <table:table-cell table:formula="of:=[.G7]/(15*[.I7])" office:value-type="float" office:value="-168117.552868211" calcext:value-type="float">
            <text:p>-168117.55286821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table:formula="of:=[.B8]+[.C8]/20" office:value-type="float" office:value="319.3" calcext:value-type="float">
            <text:p>319.3</text:p>
          </table:table-cell>
          <table:table-cell table:formula="of:=ROUND(PI()*167.2*[.A8];2)" office:value-type="float" office:value="1260.66" calcext:value-type="float">
            <text:p>1260.66</text:p>
          </table:table-cell>
          <table:table-cell table:formula="of:=[.D8]-[.D2]" office:value-type="float" office:value="-3.44999999999999" calcext:value-type="float">
            <text:p>-3.44999999999999</text:p>
          </table:table-cell>
          <table:table-cell table:formula="of:=[.F8]*60" office:value-type="float" office:value="-206.999999999999" calcext:value-type="float">
            <text:p>-206.999999999999</text:p>
          </table:table-cell>
          <table:table-cell table:formula="of:=[.G8]/(15*[.E8])" office:value-type="float" office:value="-0.0109466469944315" calcext:value-type="float">
            <text:p>-0.0109466469944315</text:p>
          </table:table-cell>
          <table:table-cell table:formula="of:=12.57*10^(-9)*2508*[.A8]" office:value-type="float" office:value="0.000075661344" calcext:value-type="float">
            <text:p>0.000075661344</text:p>
          </table:table-cell>
          <table:table-cell table:formula="of:=[.G8]/(15*[.I8])" office:value-type="float" office:value="-182391.684715513" calcext:value-type="float">
            <text:p>-182391.68471551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formula="of:=[.B9]+[.C9]/20" office:value-type="float" office:value="319.15" calcext:value-type="float">
            <text:p>319.15</text:p>
          </table:table-cell>
          <table:table-cell table:formula="of:=ROUND(PI()*167.2*[.A9];2)" office:value-type="float" office:value="1470.77" calcext:value-type="float">
            <text:p>1470.77</text:p>
          </table:table-cell>
          <table:table-cell table:formula="of:=[.D9]-[.D2]" office:value-type="float" office:value="-3.60000000000002" calcext:value-type="float">
            <text:p>-3.60000000000002</text:p>
          </table:table-cell>
          <table:table-cell table:formula="of:=[.F9]*60" office:value-type="float" office:value="-216.000000000001" calcext:value-type="float">
            <text:p>-216.000000000001</text:p>
          </table:table-cell>
          <table:table-cell table:formula="of:=[.G9]/(15*[.E9])" office:value-type="float" office:value="-0.00979078985837357" calcext:value-type="float">
            <text:p>-0.00979078985837357</text:p>
          </table:table-cell>
          <table:table-cell table:formula="of:=12.57*10^(-9)*2508*[.A9]" office:value-type="float" office:value="0.000088271568" calcext:value-type="float">
            <text:p>0.000088271568</text:p>
          </table:table-cell>
          <table:table-cell table:formula="of:=[.G9]/(15*[.I9])" office:value-type="float" office:value="-163132.935397727" calcext:value-type="float">
            <text:p>-163132.93539772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formula="of:=[.B10]+[.C10]/20" office:value-type="float" office:value="318.2" calcext:value-type="float">
            <text:p>318.2</text:p>
          </table:table-cell>
          <table:table-cell table:formula="of:=ROUND(PI()*167.2*[.A10];2)" office:value-type="float" office:value="1680.88" calcext:value-type="float">
            <text:p>1680.88</text:p>
          </table:table-cell>
          <table:table-cell table:formula="of:=[.D10]-[.D2]" office:value-type="float" office:value="-4.55000000000001" calcext:value-type="float">
            <text:p>-4.55000000000001</text:p>
          </table:table-cell>
          <table:table-cell table:formula="of:=[.F10]*60" office:value-type="float" office:value="-273.000000000001" calcext:value-type="float">
            <text:p>-273.000000000001</text:p>
          </table:table-cell>
          <table:table-cell table:formula="of:=[.G10]/(15*[.E10])" office:value-type="float" office:value="-0.0108276617010138" calcext:value-type="float">
            <text:p>-0.0108276617010138</text:p>
          </table:table-cell>
          <table:table-cell table:formula="of:=12.57*10^(-9)*2508*[.A10]" office:value-type="float" office:value="0.000100881792" calcext:value-type="float">
            <text:p>0.000100881792</text:p>
          </table:table-cell>
          <table:table-cell table:formula="of:=[.G10]/(15*[.I10])" office:value-type="float" office:value="-180409.166403389" calcext:value-type="float">
            <text:p>-180409.1664033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SUM([.H3:.H10])/7" office:value-type="float" office:value="-0.0107894568993177" calcext:value-type="float">
            <text:p>-0.0107894568993177</text:p>
          </table:table-cell>
          <table:table-cell table:formula="of:=SUM([.I3:.I10])/7" office:value-type="float" office:value="0.0000648525805714286" calcext:value-type="float">
            <text:p>6.48525805714286E-05</text:p>
          </table:table-cell>
          <table:table-cell table:formula="of:=SUM([.J3:.J10])/7" office:value-type="float" office:value="-179772.602700448" calcext:value-type="float">
            <text:p>-179772.602700448</text:p>
          </table:table-cell>
        </table:table-row>
        <table:table-row table:style-name="ro1">
          <table:table-cell table:number-columns-repeated="7"/>
          <table:table-cell table:formula="of:=ROUND([.H12];3)" office:value-type="float" office:value="-0.011" calcext:value-type="float">
            <text:p>-0.0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8:28:58.159104467</meta:creation-date>
    <dc:date>2023-09-04T17:19:35.298166073</dc:date>
    <meta:editing-duration>PT22H50M38S</meta:editing-duration>
    <meta:editing-cycles>1</meta:editing-cycles>
    <meta:document-statistic meta:table-count="1" meta:cell-count="103" meta:object-count="0"/>
    <meta:generator>LibreOffice/7.5.5.2$Linux_X86_64 LibreOffice_project/50$Build-2</meta:generator>
  </office:meta>
</office:document-meta>
</file>